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hne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Mit-Ohne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Mit-Mit</text:p>
          </table:table-cell>
          <table:covered-table-cell/>
          <table:table-cell/>
        </table:table-row>
        <table:table-row table:style-name="ro1">
          <table:table-cell office:value-type="float" office:value="1.0142" calcext:value-type="float">
            <text:p>1.0142</text:p>
          </table:table-cell>
          <table:table-cell table:number-columns-repeated="3"/>
          <table:table-cell office:value-type="float" office:value="1.01197" calcext:value-type="float">
            <text:p>1.01197</text:p>
          </table:table-cell>
          <table:table-cell table:number-columns-repeated="3"/>
          <table:table-cell office:value-type="float" office:value="1.02255" calcext:value-type="float">
            <text:p>1.02255</text:p>
          </table:table-cell>
          <table:table-cell table:number-columns-repeated="2"/>
        </table:table-row>
        <table:table-row table:style-name="ro1">
          <table:table-cell office:value-type="float" office:value="1.014" calcext:value-type="float">
            <text:p>1.014</text:p>
          </table:table-cell>
          <table:table-cell table:number-columns-repeated="3"/>
          <table:table-cell office:value-type="float" office:value="1.02447" calcext:value-type="float">
            <text:p>1.02447</text:p>
          </table:table-cell>
          <table:table-cell table:number-columns-repeated="3"/>
          <table:table-cell office:value-type="float" office:value="1.0249" calcext:value-type="float">
            <text:p>1.0249</text:p>
          </table:table-cell>
          <table:table-cell table:number-columns-repeated="2"/>
        </table:table-row>
        <table:table-row table:style-name="ro1">
          <table:table-cell office:value-type="float" office:value="1.0141" calcext:value-type="float">
            <text:p>1.0141</text:p>
          </table:table-cell>
          <table:table-cell table:number-columns-repeated="3"/>
          <table:table-cell office:value-type="float" office:value="1.02377" calcext:value-type="float">
            <text:p>1.02377</text:p>
          </table:table-cell>
          <table:table-cell table:number-columns-repeated="3"/>
          <table:table-cell office:value-type="float" office:value="1.0243" calcext:value-type="float">
            <text:p>1.0243</text:p>
          </table:table-cell>
          <table:table-cell table:number-columns-repeated="2"/>
        </table:table-row>
        <table:table-row table:style-name="ro1">
          <table:table-cell office:value-type="float" office:value="1.01397" calcext:value-type="float">
            <text:p>1.01397</text:p>
          </table:table-cell>
          <table:table-cell table:number-columns-repeated="3"/>
          <table:table-cell office:value-type="float" office:value="1.02426" calcext:value-type="float">
            <text:p>1.02426</text:p>
          </table:table-cell>
          <table:table-cell table:number-columns-repeated="3"/>
          <table:table-cell office:value-type="float" office:value="1.0248" calcext:value-type="float">
            <text:p>1.0248</text:p>
          </table:table-cell>
          <table:table-cell table:number-columns-repeated="2"/>
        </table:table-row>
        <table:table-row table:style-name="ro1">
          <table:table-cell office:value-type="float" office:value="1.01225" calcext:value-type="float">
            <text:p>1.01225</text:p>
          </table:table-cell>
          <table:table-cell table:number-columns-repeated="3"/>
          <table:table-cell office:value-type="float" office:value="1.0143" calcext:value-type="float">
            <text:p>1.0143</text:p>
          </table:table-cell>
          <table:table-cell table:number-columns-repeated="3"/>
          <table:table-cell office:value-type="float" office:value="1.01497" calcext:value-type="float">
            <text:p>1.01497</text:p>
          </table:table-cell>
          <table:table-cell table:number-columns-repeated="2"/>
        </table:table-row>
        <table:table-row table:style-name="ro1">
          <table:table-cell office:value-type="float" office:value="1.01589" calcext:value-type="float">
            <text:p>1.01589</text:p>
          </table:table-cell>
          <table:table-cell table:number-columns-repeated="3"/>
          <table:table-cell office:value-type="float" office:value="1.0156" calcext:value-type="float">
            <text:p>1.0156</text:p>
          </table:table-cell>
          <table:table-cell table:number-columns-repeated="3"/>
          <table:table-cell office:value-type="float" office:value="1.02628" calcext:value-type="float">
            <text:p>1.02628</text:p>
          </table:table-cell>
          <table:table-cell table:number-columns-repeated="2"/>
        </table:table-row>
        <table:table-row table:style-name="ro1">
          <table:table-cell office:value-type="float" office:value="1.10385" calcext:value-type="float">
            <text:p>1.10385</text:p>
          </table:table-cell>
          <table:table-cell table:number-columns-repeated="3"/>
          <table:table-cell office:value-type="float" office:value="1.0336" calcext:value-type="float">
            <text:p>1.0336</text:p>
          </table:table-cell>
          <table:table-cell table:number-columns-repeated="3"/>
          <table:table-cell office:value-type="float" office:value="1.0136" calcext:value-type="float">
            <text:p>1.0136</text:p>
          </table:table-cell>
          <table:table-cell table:number-columns-repeated="2"/>
        </table:table-row>
        <table:table-row table:style-name="ro1">
          <table:table-cell office:value-type="float" office:value="1.01338" calcext:value-type="float">
            <text:p>1.01338</text:p>
          </table:table-cell>
          <table:table-cell table:number-columns-repeated="3"/>
          <table:table-cell office:value-type="float" office:value="1.03571" calcext:value-type="float">
            <text:p>1.03571</text:p>
          </table:table-cell>
          <table:table-cell table:number-columns-repeated="3"/>
          <table:table-cell office:value-type="float" office:value="1.02126" calcext:value-type="float">
            <text:p>1.02126</text:p>
          </table:table-cell>
          <table:table-cell table:number-columns-repeated="2"/>
        </table:table-row>
        <table:table-row table:style-name="ro1">
          <table:table-cell office:value-type="float" office:value="1.01253" calcext:value-type="float">
            <text:p>1.01253</text:p>
          </table:table-cell>
          <table:table-cell table:number-columns-repeated="3"/>
          <table:table-cell office:value-type="float" office:value="1.0266" calcext:value-type="float">
            <text:p>1.0266</text:p>
          </table:table-cell>
          <table:table-cell table:number-columns-repeated="3"/>
          <table:table-cell office:value-type="float" office:value="1.0272" calcext:value-type="float">
            <text:p>1.0272</text:p>
          </table:table-cell>
          <table:table-cell table:number-columns-repeated="2"/>
        </table:table-row>
        <table:table-row table:style-name="ro1">
          <table:table-cell office:value-type="float" office:value="1.01367" calcext:value-type="float">
            <text:p>1.01367</text:p>
          </table:table-cell>
          <table:table-cell table:number-columns-repeated="3"/>
          <table:table-cell office:value-type="float" office:value="1.01789" calcext:value-type="float">
            <text:p>1.01789</text:p>
          </table:table-cell>
          <table:table-cell table:number-columns-repeated="3"/>
          <table:table-cell office:value-type="float" office:value="1.0284" calcext:value-type="float">
            <text:p>1.0284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3" table:formula="of:=SUM([.A2:.A11])/10" office:value-type="float" office:value="1.022784" calcext:value-type="float">
            <text:p>1.022784</text:p>
          </table:table-cell>
          <table:table-cell table:style-name="ce3" table:formula="of:=SQRT([$Tabelle2.A12])" office:value-type="float" office:value="0.0270384460352292" calcext:value-type="float">
            <text:p>0.0270384460352292</text:p>
          </table:table-cell>
          <table:table-cell table:style-name="ce3" table:number-columns-repeated="2"/>
          <table:table-cell table:style-name="ce3" table:formula="of:=SUM([.E2:.E11])/10" office:value-type="float" office:value="1.022817" calcext:value-type="float">
            <text:p>1.022817</text:p>
          </table:table-cell>
          <table:table-cell table:style-name="ce3" table:formula="of:=SQRT([$Tabelle2.E12])" office:value-type="float" office:value="0.00754382933264001" calcext:value-type="float">
            <text:p>0.00754382933264001</text:p>
          </table:table-cell>
          <table:table-cell table:style-name="ce3" table:number-columns-repeated="2"/>
          <table:table-cell table:style-name="ce3" table:formula="of:=SUM([.I2:.I11])/10" office:value-type="float" office:value="1.022826" calcext:value-type="float">
            <text:p>1.022826</text:p>
          </table:table-cell>
          <table:table-cell table:style-name="ce3" table:formula="of:=SQRT([$Tabelle2.I12])" office:value-type="float" office:value="0.00471027217897224" calcext:value-type="float">
            <text:p>0.00471027217897224</text:p>
          </table:table-cell>
          <table:table-cell table:style-name="ce4"/>
        </table:table-row>
        <table:table-row table:style-name="ro1" table:number-rows-repeated="2">
          <table:table-cell table:style-name="ce4" table:number-columns-repeated="11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3">
          <table:table-cell table:style-name="ce4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3" table:formula="of:=([.E13]-[.A13])/[.A13]*100" office:value-type="float" office:value="0.00322648770414376" calcext:value-type="float">
            <text:p>0.00322648770414376</text:p>
          </table:table-cell>
          <table:table-cell table:style-name="ce3" table:formula="of:=SQRT([.E13]^2/([.A13]^4) * [.B13]^2 + 1/([.A13]^2)*[.F13]^2)" office:value-type="float" office:value="0.0274466017318252" calcext:value-type="float">
            <text:p>0.027446601731825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3" table:formula="of:=([.I13]-[.A13])/[.A13]*100" office:value-type="float" office:value="0.00410643889617705" calcext:value-type="float">
            <text:p>0.00410643889617705</text:p>
          </table:table-cell>
          <table:table-cell table:style-name="ce3" table:formula="of:=SQRT([.I13]^2/([.A13]^4) * [.B13]^2 + 1/([.A13]^2)*[.J13]^2)" office:value-type="float" office:value="0.0268353370717641" calcext:value-type="float">
            <text:p>0.026835337071764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</table:table>
      <table:table table:name="Tabelle2" table:style-name="ta1">
        <table:table-column table:style-name="co1" table:number-columns-repeated="9" table:default-cell-style-name="Default"/>
        <table:table-row table:style-name="ro1">
          <table:table-cell table:formula="of:=([$Tabelle1.A2]-[$Tabelle1.A13])^2" office:value-type="float" office:value="0.0000736850560000025" calcext:value-type="float">
            <text:p>7.36850560000025E-05</text:p>
          </table:table-cell>
          <table:table-cell table:number-columns-repeated="3"/>
          <table:table-cell table:formula="of:=([$Tabelle1.E2]-[$Tabelle1.E13])^2" office:value-type="float" office:value="0.000117657409000001" calcext:value-type="float">
            <text:p>0.000117657409000001</text:p>
          </table:table-cell>
          <table:table-cell table:number-columns-repeated="3"/>
          <table:table-cell table:formula="of:=([$Tabelle1.I2]-[$Tabelle1.I13])^2" office:value-type="float" office:value="0.00000007617599999997" calcext:value-type="float">
            <text:p>7.61759999999685E-08</text:p>
          </table:table-cell>
        </table:table-row>
        <table:table-row table:style-name="ro1">
          <table:table-cell table:formula="of:=([$Tabelle1.A3]-[$Tabelle1.A13])^2" office:value-type="float" office:value="0.0000771586560000022" calcext:value-type="float">
            <text:p>7.71586560000022E-05</text:p>
          </table:table-cell>
          <table:table-cell table:number-columns-repeated="3"/>
          <table:table-cell table:formula="of:=([$Tabelle1.E3]-[$Tabelle1.E13])^2" office:value-type="float" office:value="0.00000273240899999968" calcext:value-type="float">
            <text:p>2.73240899999968E-06</text:p>
          </table:table-cell>
          <table:table-cell table:number-columns-repeated="3"/>
          <table:table-cell table:formula="of:=([$Tabelle1.I3]-[$Tabelle1.I13])^2" office:value-type="float" office:value="0.00000430147599999962" calcext:value-type="float">
            <text:p>4.30147599999962E-06</text:p>
          </table:table-cell>
        </table:table-row>
        <table:table-row table:style-name="ro1">
          <table:table-cell table:formula="of:=([$Tabelle1.A4]-[$Tabelle1.A13])^2" office:value-type="float" office:value="0.0000754118560000024" calcext:value-type="float">
            <text:p>7.54118560000024E-05</text:p>
          </table:table-cell>
          <table:table-cell table:number-columns-repeated="3"/>
          <table:table-cell table:formula="of:=([$Tabelle1.E4]-[$Tabelle1.E13])^2" office:value-type="float" office:value="0.00000090820899999997" calcext:value-type="float">
            <text:p>9.08208999999965E-07</text:p>
          </table:table-cell>
          <table:table-cell table:number-columns-repeated="3"/>
          <table:table-cell table:formula="of:=([$Tabelle1.I4]-[$Tabelle1.I13])^2" office:value-type="float" office:value="0.00000217267599999993" calcext:value-type="float">
            <text:p>2.17267599999993E-06</text:p>
          </table:table-cell>
        </table:table-row>
        <table:table-row table:style-name="ro1">
          <table:table-cell table:formula="of:=([$Tabelle1.A5]-[$Tabelle1.A13])^2" office:value-type="float" office:value="0.0000776865960000017" calcext:value-type="float">
            <text:p>7.76865960000017E-05</text:p>
          </table:table-cell>
          <table:table-cell table:number-columns-repeated="3"/>
          <table:table-cell table:formula="of:=([$Tabelle1.E5]-[$Tabelle1.E13])^2" office:value-type="float" office:value="0.0000020822489999996" calcext:value-type="float">
            <text:p>2.0822489999996E-06</text:p>
          </table:table-cell>
          <table:table-cell table:number-columns-repeated="3"/>
          <table:table-cell table:formula="of:=([$Tabelle1.I5]-[$Tabelle1.I13])^2" office:value-type="float" office:value="0.00000389667599999969" calcext:value-type="float">
            <text:p>3.89667599999969E-06</text:p>
          </table:table-cell>
        </table:table-row>
        <table:table-row table:style-name="ro1">
          <table:table-cell table:formula="of:=([$Tabelle1.A6]-[$Tabelle1.A13])^2" office:value-type="float" office:value="0.000110965156000001" calcext:value-type="float">
            <text:p>0.000110965156000001</text:p>
          </table:table-cell>
          <table:table-cell table:number-columns-repeated="3"/>
          <table:table-cell table:formula="of:=([$Tabelle1.E6]-[$Tabelle1.E13])^2" office:value-type="float" office:value="0.0000725392890000018" calcext:value-type="float">
            <text:p>7.25392890000018E-05</text:p>
          </table:table-cell>
          <table:table-cell table:number-columns-repeated="3"/>
          <table:table-cell table:formula="of:=([$Tabelle1.I6]-[$Tabelle1.I13])^2" office:value-type="float" office:value="0.0000617167360000013" calcext:value-type="float">
            <text:p>6.17167360000013E-05</text:p>
          </table:table-cell>
        </table:table-row>
        <table:table-row table:style-name="ro1">
          <table:table-cell table:formula="of:=([$Tabelle1.A7]-[$Tabelle1.A13])^2" office:value-type="float" office:value="0.0000475272360000024" calcext:value-type="float">
            <text:p>4.75272360000024E-05</text:p>
          </table:table-cell>
          <table:table-cell table:number-columns-repeated="3"/>
          <table:table-cell table:formula="of:=([$Tabelle1.E7]-[$Tabelle1.E13])^2" office:value-type="float" office:value="0.0000520850890000004" calcext:value-type="float">
            <text:p>5.20850890000004E-05</text:p>
          </table:table-cell>
          <table:table-cell table:number-columns-repeated="3"/>
          <table:table-cell table:formula="of:=([$Tabelle1.I7]-[$Tabelle1.I13])^2" office:value-type="float" office:value="0.0000119301160000005" calcext:value-type="float">
            <text:p>1.19301160000005E-05</text:p>
          </table:table-cell>
        </table:table-row>
        <table:table-row table:style-name="ro1">
          <table:table-cell table:formula="of:=([$Tabelle1.A8]-[$Tabelle1.A13])^2" office:value-type="float" office:value="0.00657169635599998" calcext:value-type="float">
            <text:p>0.00657169635599998</text:p>
          </table:table-cell>
          <table:table-cell table:number-columns-repeated="3"/>
          <table:table-cell table:formula="of:=([$Tabelle1.E8]-[$Tabelle1.E13])^2" office:value-type="float" office:value="0.000116273089" calcext:value-type="float">
            <text:p>0.000116273089</text:p>
          </table:table-cell>
          <table:table-cell table:number-columns-repeated="3"/>
          <table:table-cell table:formula="of:=([$Tabelle1.I8]-[$Tabelle1.I13])^2" office:value-type="float" office:value="0.0000851190759999992" calcext:value-type="float">
            <text:p>8.51190759999992E-05</text:p>
          </table:table-cell>
        </table:table-row>
        <table:table-row table:style-name="ro1">
          <table:table-cell table:formula="of:=([$Tabelle1.A9]-[$Tabelle1.A13])^2" office:value-type="float" office:value="0.0000884352160000036" calcext:value-type="float">
            <text:p>8.84352160000036E-05</text:p>
          </table:table-cell>
          <table:table-cell table:number-columns-repeated="3"/>
          <table:table-cell table:formula="of:=([$Tabelle1.E9]-[$Tabelle1.E13])^2" office:value-type="float" office:value="0.000166229448999995" calcext:value-type="float">
            <text:p>0.000166229448999995</text:p>
          </table:table-cell>
          <table:table-cell table:number-columns-repeated="3"/>
          <table:table-cell table:formula="of:=([$Tabelle1.I9]-[$Tabelle1.I13])^2" office:value-type="float" office:value="0.00000245235599999986" calcext:value-type="float">
            <text:p>2.45235599999986E-06</text:p>
          </table:table-cell>
        </table:table-row>
        <table:table-row table:style-name="ro1">
          <table:table-cell table:formula="of:=([$Tabelle1.A10]-[$Tabelle1.A13])^2" office:value-type="float" office:value="0.000105144516000004" calcext:value-type="float">
            <text:p>0.000105144516000004</text:p>
          </table:table-cell>
          <table:table-cell table:number-columns-repeated="3"/>
          <table:table-cell table:formula="of:=([$Tabelle1.E10]-[$Tabelle1.E13])^2" office:value-type="float" office:value="0.000014311088999999" calcext:value-type="float">
            <text:p>1.4311088999999E-05</text:p>
          </table:table-cell>
          <table:table-cell table:number-columns-repeated="3"/>
          <table:table-cell table:formula="of:=([$Tabelle1.I10]-[$Tabelle1.I13])^2" office:value-type="float" office:value="0.0000191318759999989" calcext:value-type="float">
            <text:p>1.91318759999989E-05</text:p>
          </table:table-cell>
        </table:table-row>
        <table:table-row table:style-name="ro1">
          <table:table-cell table:formula="of:=([$Tabelle1.A11]-[$Tabelle1.A13])^2" office:value-type="float" office:value="0.0000830649960000012" calcext:value-type="float">
            <text:p>8.30649960000012E-05</text:p>
          </table:table-cell>
          <table:table-cell table:number-columns-repeated="3"/>
          <table:table-cell table:formula="of:=([$Tabelle1.E11]-[$Tabelle1.E13])^2" office:value-type="float" office:value="0.0000242753290000012" calcext:value-type="float">
            <text:p>2.42753290000012E-05</text:p>
          </table:table-cell>
          <table:table-cell table:number-columns-repeated="3"/>
          <table:table-cell table:formula="of:=([$Tabelle1.I11]-[$Tabelle1.I13])^2" office:value-type="float" office:value="0.0000310694759999996" calcext:value-type="float">
            <text:p>3.10694759999996E-0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SUM([.A1:.A10])/10" office:value-type="float" office:value="0.000731077564" calcext:value-type="float">
            <text:p>0.000731077564</text:p>
          </table:table-cell>
          <table:table-cell table:number-columns-repeated="3"/>
          <table:table-cell table:formula="of:=SUM([.E1:.E10])/10" office:value-type="float" office:value="0.0000569093609999998" calcext:value-type="float">
            <text:p>5.69093609999998E-05</text:p>
          </table:table-cell>
          <table:table-cell table:number-columns-repeated="3"/>
          <table:table-cell table:formula="of:=SUM([.I1:.I10])/10" office:value-type="float" office:value="0.0000221866639999999" calcext:value-type="float">
            <text:p>2.21866639999999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5P0" style:volatile="true"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2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10:18:32.389050321</meta:creation-date>
    <dc:date>2023-06-26T12:05:29.958545831</dc:date>
    <meta:editing-duration>PT16M6S</meta:editing-duration>
    <meta:editing-cycles>1</meta:editing-cycles>
    <meta:document-statistic meta:table-count="2" meta:cell-count="76" meta:object-count="0"/>
    <meta:generator>LibreOffice/7.3.7.2$Linux_X86_64 LibreOffice_project/30$Build-2</meta:generator>
  </office:meta>
</office:document-meta>
</file>